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217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9.1764in"/>
    </style:style>
    <style:style style:name="co5" style:family="table-column">
      <style:table-column-properties fo:break-before="auto" style:column-width="3.2008in"/>
    </style:style>
    <style:style style:name="co6" style:family="table-column">
      <style:table-column-properties fo:break-before="auto" style:column-width="0.65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9999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999999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Thought</text:p>
          </table:table-cell>
          <table:table-cell table:style-name="ce1" office:value-type="string" calcext:value-type="string">
            <text:p>Latency (s)</text:p>
          </table:table-cell>
          <table:table-cell table:style-name="ce1" office:value-type="string" calcext:value-type="string">
            <text:p>Self Consistency (%)</text:p>
          </table:table-cell>
          <table:table-cell table:style-name="ce1" office:value-type="string" calcext:value-type="string">
            <text:p>Predicted Distortions</text:p>
          </table:table-cell>
          <table:table-cell table:style-name="ce1" office:value-type="string" calcext:value-type="string">
            <text:p>Ground Truth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I can't get a good mark, then I'm talentless.</text:p>
          </table:table-cell>
          <table:table-cell office:value-type="float" office:value="52.5744694073995" calcext:value-type="float">
            <text:p>52.5744694073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fortune_telling, all_or_nothing_thinking, blaming, mental_filter</text:p>
          </table:table-cell>
          <table:table-cell office:value-type="string" calcext:value-type="string">
            <text:p>all_or_nothing_think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y excitement will not allow me to perform on stage.</text:p>
          </table:table-cell>
          <table:table-cell office:value-type="float" office:value="71.7614053885142" calcext:value-type="float">
            <text:p>71.7614053885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should_statements, fortune_telling, emotional_reasoning, weak no_distortion, mental_filter</text:p>
          </table:table-cell>
          <table:table-cell office:value-type="string" calcext:value-type="string">
            <text:p>fortune_tell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y luck still allows me to hold this position.</text:p>
          </table:table-cell>
          <table:table-cell office:value-type="float" office:value="57.6425832907359" calcext:value-type="float">
            <text:p>57.64258329073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weak what_if_statements, what_if_statements</text:p>
          </table:table-cell>
          <table:table-cell office:value-type="string" calcext:value-type="string">
            <text:p>discounting_the_positiv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 feel that the event will be boring.</text:p>
          </table:table-cell>
          <table:table-cell office:value-type="float" office:value="49.7961563269297" calcext:value-type="float">
            <text:p>49.79615632692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fortune_telling, mental_filter</text:p>
          </table:table-cell>
          <table:table-cell office:value-type="string" calcext:value-type="string">
            <text:p>emotional_reaso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y friend is short-sighted.</text:p>
          </table:table-cell>
          <table:table-cell office:value-type="float" office:value="70.4170409838359" calcext:value-type="float">
            <text:p>70.41704098383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ak mental_filter, no_distortion</text:p>
          </table:table-cell>
          <table:table-cell office:value-type="string" calcext:value-type="string">
            <text:p>label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y mistake at the meeting suggests that I do not know how to behave in society.</text:p>
          </table:table-cell>
          <table:table-cell office:value-type="float" office:value="70.783075094223" calcext:value-type="float">
            <text:p>70.7830750942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jumping_to_conclusions, emotional_reasoning, mental_filter</text:p>
          </table:table-cell>
          <table:table-cell office:value-type="string" calcext:value-type="string">
            <text:p>overgeneraliz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nus does not mean that I do a good job.</text:p>
          </table:table-cell>
          <table:table-cell office:value-type="float" office:value="70.208682457606" calcext:value-type="float">
            <text:p>70.2086824576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what_if_statements</text:p>
          </table:table-cell>
          <table:table-cell office:value-type="string" calcext:value-type="string">
            <text:p>magnification_minimiz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pite the fact that I fulfilled the plan, my mistake in the report indicates that I am stupid.</text:p>
          </table:table-cell>
          <table:table-cell office:value-type="float" office:value="70.1022875308991" calcext:value-type="float">
            <text:p>70.10228753089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fortune_telling, all_or_nothing_thinking, jumping_to_conclusions, mental_filter</text:p>
          </table:table-cell>
          <table:table-cell office:value-type="string" calcext:value-type="string">
            <text:p>mental_filt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 or she thinks I'm not attractive / handsome.</text:p>
          </table:table-cell>
          <table:table-cell office:value-type="float" office:value="69.9151269594828" calcext:value-type="float">
            <text:p>69.91512695948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d_reading, no_distortion, emotional_reasoning, blaming, mental_filter</text:p>
          </table:table-cell>
          <table:table-cell office:value-type="string" calcext:value-type="string">
            <text:p>mind_read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 / he talks to me rudely because I cannot explain my request.</text:p>
          </table:table-cell>
          <table:table-cell office:value-type="float" office:value="76.1764027277629" calcext:value-type="float">
            <text:p>76.17640272776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d_reading, blaming, no_distortion</text:p>
          </table:table-cell>
          <table:table-cell office:value-type="string" calcext:value-type="string">
            <text:p>personaliz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 have to get married before twenty-five because that's the way it is.</text:p>
          </table:table-cell>
          <table:table-cell office:value-type="float" office:value="72.5070233345032" calcext:value-type="float">
            <text:p>72.50702333450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ak blaming, no_distortion, jumping_to_conclusions, all_or_nothing_thinking, unfair_comparisons</text:p>
          </table:table-cell>
          <table:table-cell office:value-type="string" calcext:value-type="string">
            <text:p>should_statemen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t is you who made me feel bad.</text:p>
          </table:table-cell>
          <table:table-cell office:value-type="float" office:value="61.2389602661133" calcext:value-type="float">
            <text:p>61.2389602661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weak all_or_nothing_thinking, personalization, what_if_statements</text:p>
          </table:table-cell>
          <table:table-cell office:value-type="string" calcext:value-type="string">
            <text:p>blam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y father always preferred my elder brother because he is much smarter than I am.</text:p>
          </table:table-cell>
          <table:table-cell office:value-type="float" office:value="59.6917963027954" calcext:value-type="float">
            <text:p>59.69179630279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d_reading, no_distortion, all_or_nothing_thinking, mental_filter</text:p>
          </table:table-cell>
          <table:table-cell office:value-type="string" calcext:value-type="string">
            <text:p>unfair_comparison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hat if my husband leaves me?</text:p>
          </table:table-cell>
          <table:table-cell office:value-type="float" office:value="53.5880943139394" calcext:value-type="float">
            <text:p>53.58809431393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ak blaming, no_distortion, fortune_telling, emotional_reasoning, magnification_minimization, mental_filter</text:p>
          </table:table-cell>
          <table:table-cell office:value-type="string" calcext:value-type="string">
            <text:p>what_if_statemen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 was looking at me, so I concluded immediately he thought I was responsible for the accident.</text:p>
          </table:table-cell>
          <table:table-cell office:value-type="float" office:value="35.8754870891571" calcext:value-type="float">
            <text:p>35.87548708915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_distortion, fortune_telling, emotional_reasoning, blaming, mental_filter</text:p>
          </table:table-cell>
          <table:table-cell office:value-type="string" calcext:value-type="string">
            <text:p>jumping_to_conclusio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Top 4 Accuracy</text:p>
          </table:table-cell>
          <table:table-cell table:style-name="ce3" table:number-columns-repeated="3"/>
          <table:table-cell table:style-name="ce2" office:value-type="float" office:value="0.266666666666667" calcext:value-type="float">
            <text:p>0.266666666666667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Weak Overall Accuracy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3-07T18:25:03</meta:creation-date>
    <dc:date>2025-04-10T20:05:21.057306879</dc:date>
    <meta:generator>LibreOffice/24.2.7.2$Linux_X86_64 LibreOffice_project/420$Build-2</meta:generator>
    <meta:editing-duration>P2DT4H3M54S</meta:editing-duration>
    <meta:editing-cycles>1</meta:editing-cycles>
    <meta:document-statistic meta:table-count="1" meta:cell-count="84" meta:object-count="0"/>
    <meta:user-defined meta:name="AppVersion">3.1</meta:user-defined>
  </office:meta>
</office:document-meta>
</file>